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 table:number-rows-repeated="1048481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00/00/00</text:date>, <text:time style:data-style-name="N2" text:time-value="17:21:52.84826087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05T17:23:10.227303440</dc:date>
    <meta:editing-duration>PT14H32M53S</meta:editing-duration>
    <meta:editing-cycles>201</meta:editing-cycles>
    <meta:document-statistic meta:table-count="1" meta:cell-count="376" meta:object-count="0"/>
  </office:meta>
</office:document-meta>
</file>